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font-weight="bold" style:font-weight-asian="bold"/>
    </style:style>
    <style:style style:name="P6" style:family="paragraph" style:parent-style-name="Bullet" style:list-style-name="WW8Num2">
      <style:paragraph-properties fo:hyphenation-ladder-count="no-limit"/>
      <style:text-properties fo:hyphenate="false" fo:hyphenation-remain-char-count="2" fo:hyphenation-push-char-count="2"/>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139in" fo:line-height="115%"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ca8b"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ca8b" style:font-size-asian="8pt" style:font-name-complex="HelveticaNeue Condensed" style:font-size-complex="8pt"/>
    </style:style>
    <style:style style:name="T6" style:family="text">
      <style:text-properties officeooo:rsid="001cca8b"/>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language-asian="en" style:country-asian="US" style:font-name-complex="Times1" text:display="true"/>
    </style:style>
    <style:style style:name="T11" style:family="text">
      <style:text-properties style:font-name-complex="TheSansMonoCondensed-SemiLight"/>
    </style:style>
    <style:style style:name="T12" style:family="text">
      <style:text-properties fo:font-style="italic" style:font-style-asian="italic" style:font-name-complex="TheSansMonoCondensed-SemiLight"/>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asian="TheSansMonoConNormal" style:font-name-complex="TheSansMonoConNormal"/>
    </style:style>
    <style:style style:name="T15" style:family="text">
      <style:text-properties style:font-name="Utopia-Bold" style:font-name-complex="Utopia-Bold"/>
    </style:style>
    <style:style style:name="T16" style:family="text">
      <style:text-properties style:font-name="TheSansMonoCondensed-Bold" style:font-name-complex="TheSansMonoCondensed-Bold"/>
    </style:style>
    <style:style style:name="T17" style:family="text">
      <style:text-properties officeooo:rsid="001ec98f"/>
    </style:style>
    <style:style style:name="T18" style:family="text">
      <style:text-properties style:use-window-font-color="true" style:font-name="Times1" fo:font-size="10pt" fo:language="none" fo:country="none" style:font-name-asian="Times New Roman" style:font-size-asian="10pt" style:font-name-complex="Times New Roman"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style:style style:name="T22" style:family="text">
      <style:text-properties fo:color="#9b9b9b" style:font-name="Consolas" fo:font-size="9.5pt" fo:language="none" fo:country="none" style:font-name-asian="Times New Roman" style:font-size-asian="9.5pt" style:font-name-complex="Consolas" style:font-size-complex="9.5pt" style:language-complex="ar" style:country-complex="SA"/>
    </style:style>
    <style:style style:name="T23"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24" style:family="text">
      <style:text-properties fo:color="#d69d85" style:font-name="Consolas" fo:font-size="9.5pt" fo:language="none" fo:country="none" style:font-name-asian="Times New Roman" style:font-size-asian="9.5pt" style:font-name-complex="Consolas" style:font-size-complex="9.5pt" style:language-complex="ar" style:country-complex="SA"/>
    </style:style>
    <style:style style:name="T25"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26"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27" style:family="text">
      <style:text-properties fo:color="#b5cea8" style:font-name="Consolas" fo:font-size="9.5pt" fo:language="none" fo:country="none" style:font-name-asian="Times New Roman" style:font-size-asian="9.5pt" style:font-name-complex="Consolas"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07043968" text:id="ct407043968">
          <text:insertion>
            <office:change-info>
              <dc:creator>Ray Lischner</dc:creator>
              <dc:date>2013-08-21T09:57:00</dc:date>
            </office:change-info>
          </text:insertion>
        </text:changed-region>
        <text:changed-region xml:id="ct425653648" text:id="ct425653648">
          <text:insertion>
            <office:change-info>
              <dc:creator>Ray Lischner</dc:creator>
              <dc:date>2013-08-21T09:58:00</dc:date>
            </office:change-info>
          </text:insertion>
        </text:changed-region>
        <text:changed-region xml:id="ct420979200" text:id="ct420979200">
          <text:insertion>
            <office:change-info>
              <dc:creator>Ray Lischner</dc:creator>
              <dc:date>2013-08-21T09:59:00</dc:date>
            </office:change-info>
          </text:insertion>
        </text:changed-region>
        <text:changed-region xml:id="ct466743536" text:id="ct466743536">
          <text:insertion>
            <office:change-info>
              <dc:creator>Ray Lischner</dc:creator>
              <dc:date>2013-08-21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hms and Iterators<text:span text:style-name="Comment_20_Reference"><text:span text:style-name="T8"><office:annotation><dc:creator>Stefan Turalski</dc:creator><dc:date>2013-08-17T01:39:00</dc:date><text:p text:style-name="P9"><text:span text:style-name="T18"/></text:p><text:p text:style-name="P9"><text:span text:style-name="T18">Nice to see the range-based loop covered.</text:span></text:p><text:p text:style-name="P9"><text:span text:style-name="T18"/></text:p><text:p text:style-name="P9"><text:span text:style-name="T18">I guess regarding algorithms I’d expect a bit more coverage of things like for_each, fill, reverse, find etc. There is enormous power in these, but I think the chapter doesn’t really encourage reader enough to go and look into details what’s in algorithms.</text:span></text:p><text:p text:style-name="P9"><text:span text:style-name="T18"/></text:p><text:p text:style-name="P9"><text:span text:style-name="T18">Bay the way the statement about <text:s/>min/max/minmax might been a bit clarification.</text:span></text:p><text:p text:style-name="P9"><text:span text:style-name="T18"/></text:p><text:p text:style-name="P9"><text:span text:style-name="T18">On iterators it might be worth to mention that these could be ioput / forward / bi-directional or random accesss (and what the differences are)</text:span></text:p></office:annotation></text:span></text:span><text:change-start text:change-id="ct407043968"/><text:span text:style-name="Comment_20_Reference"><text:span text:style-name="T8"><office:annotation><dc:creator>Ray Lischner</dc:creator><dc:date>2013-08-21T09:57:47</dc:date><text:list text:style-name=""><text:list-item><text:p text:style-name="P10"><text:span text:style-name="T19">Reply to Stefan Turalski (08/17/2013, 01:39): "..."</text:span></text:p></text:list-item><text:list-item><text:p><text:span text:style-name="T20"/></text:p></text:list-item><text:list-item><text:p><text:span text:style-name="T21"/></text:p></text:list-item><text:list-item><text:p><text:span text:style-name="T21">Baby steps. More algorithms will come later.</text:span></text:p></text:list-item><text:list-item><text:p><text:span text:style-name="T21"/></text:p></text:list-item><text:list-item><text:p><text:span text:style-name="T21">More details about iterators will come later.</text:span></text:p></text:list-item></text:list></office:annotation></text:span></text:span><text:change-end text:change-id="ct407043968"/></text:p>
      <text:p text:style-name="Body_20_Text_20_First">The previous Exploration introduced vectors and iterators using <text:span text:style-name="Code_20_Inline">std::sort</text:span> to sort a vector of integers. This exploration examines iterators in more depth and introduces generic algorithms, which perform useful operations on iterators.</text:p>
      <text:h text:style-name="Heading_20_1" text:outline-level="1">Algorithms</text:h>
      <text:p text:style-name="Body_20_Text_20_First">The <text:span text:style-name="Code_20_Inline"><text:span text:style-name="T11">std::sort</text:span></text:span> function is an example of a <text:span text:style-name="T13">generic algorithm</text:span>, so named because these functions implement common algorithms and they operate generically. That is, they work for just about anything you can express as a sequence. Most of the standard algorithms are declared in the <text:span text:style-name="Code_20_Inline"><text:span text:style-name="T11">&lt;algorithm&gt;</text:span></text:span> header, although the <text:span text:style-name="Code_20_Inline"><text:span text:style-name="T11">&lt;numeric&gt;</text:span></text:span> header contains a few that are numerically oriented.</text:p>
      <text:p text:style-name="Text_20_body">The standard algorithms run the gamut of common programming activities: sorting, searching, copying, comparing, modifying, and more. Searches can be linear or binary. A number of functions, including <text:span text:style-name="Code_20_Inline"><text:span text:style-name="T11">std::sort</text:span></text:span>, reorder elements within a sequence. No matter what they do, all generic algorithms share some common features.</text:p>
      <text:p text:style-name="Text_20_body">Almost all the generic algorithms operate on iterators. (The sole exceptions are <text:span text:style-name="Code_20_Inline"><text:span text:style-name="T11">std::max</text:span></text:span>, <text:span text:style-name="Code_20_Inline"><text:span text:style-name="T11">std::min</text:span></text:span>, <text:span text:style-name="Comment_20_Reference"><text:span text:style-name="T9"><office:annotation><dc:creator>Stefan Turalski</dc:creator><dc:date>2013-08-17T00:16:00</dc:date><text:p text:style-name="P9"><text:span text:style-name="T18">Not quite, as in C++11 all these will work for iterators as well. I guess it’s a matter of rephrasing</text:span></text:p><text:p text:style-name="P9"><text:span text:style-name="T25">std</text:span><text:span text:style-name="T26">::</text:span><text:span text:style-name="T25">cout</text:span><text:span text:style-name="T23"> </text:span><text:span text:style-name="T26">&lt;&lt;</text:span><text:span text:style-name="T23"> </text:span><text:span text:style-name="T25">std</text:span><text:span text:style-name="T26">::</text:span><text:span text:style-name="T25">max</text:span><text:span text:style-name="T26">({</text:span><text:span text:style-name="T27">1</text:span><text:span text:style-name="T26">,</text:span><text:span text:style-name="T27">2</text:span><text:span text:style-name="T26">,</text:span><text:span text:style-name="T27">3</text:span><text:span text:style-name="T26">,</text:span><text:span text:style-name="T27">4</text:span><text:span text:style-name="T26">,</text:span><text:span text:style-name="T27">5</text:span><text:span text:style-name="T26">,</text:span><text:span text:style-name="T27">6</text:span><text:span text:style-name="T26">,</text:span><text:span text:style-name="T27">7</text:span><text:span text:style-name="T23"> </text:span><text:span text:style-name="T26">});</text:span></text:p></office:annotation></text:span></text:span><text:change-start text:change-id="ct425653648"/><text:span text:style-name="Comment_20_Reference"><text:span text:style-name="T9"><office:annotation><dc:creator>Ray Lischner</dc:creator><dc:date>2013-08-21T09:58:25</dc:date><text:list text:continue-numbering="true" text:style-name=""><text:list-item><text:p text:style-name="P10"><text:span text:style-name="T19">Reply to Stefan Turalski (08/17/2013, 00:16): "..."</text:span></text:p></text:list-item><text:list-item><text:p><text:span text:style-name="T20"/></text:p></text:list-item><text:list-item><text:p><text:span text:style-name="T21">Maybe you’re thinking of min_element, etc., or the initializer_list forms of the functions. See section 25.4.7.</text:span></text:p></text:list-item></text:list></office:annotation></text:span></text:span><text:change-end text:change-id="ct425653648"/>and <text:span text:style-name="Code_20_Inline">std::minmax</text:span>, which return the maximum and minimum of two values.) Earlier, I mentioned that iterators come in different flavors, each flavor having different capabilities. Although C++ has five flavors in all, you can broadly group them into two categories: read and write.</text:p>
      <text:p text:style-name="Text_20_body">A <text:span text:style-name="Emphasis">read</text:span> iterator refers to a position in a sequence of values that enables reading from the sequence. The algorithms use read iterators for input, but do not modify the values. Typically, you must specify a range with a pair of read iterators: start and one-past-the-end.</text:p>
      <text:p text:style-name="Text_20_body">A <text:span text:style-name="Emphasis">write</text:span> iterator refers to a position in a sequence where the algorithm is to write its output. Typically, you specify only the starting position of the output sequence. The algorithm does not and cannot check for overflow, so you must ensure the output sequence has enough room to accommodate everything the algorithm will write. </text:p>
      <text:p text:style-name="Text_20_body">For example, the <text:span text:style-name="Code_20_Inline"><text:span text:style-name="T11">std::copy</text:span></text:span> algorithm copies values from an input sequence to an output sequence. The function takes three arguments: two read iterators to specify the input range and one write iterator to <text:soft-page-break/>specify the start of the output range. You must ensure the output has enough capacity. Call the <text:span text:style-name="Code_20_Inline">resize</text:span> member function to set <text:s/>the size of the output vector, as shown in Listing 10‑1.</text:p>
      <text:p text:style-name="Code_20_Caption"><text:span text:style-name="T7">Listing 10‑1.</text:span> Demonstrating the <text:span text:style-name="Code_20_Inline"><text:span text:style-name="T12">std::copy</text:span></text:span> Function</text:p>
      <text:p text:style-name="Code">#include &lt;algorithm&gt;</text:p>
      <text:p text:style-name="Code">#include &lt;cassert&gt;<text:span text:style-name="Comment_20_Reference"><text:span text:style-name="T10"><office:annotation><dc:creator>Stefan Turalski</dc:creator><dc:date>2013-08-17T00:37:00</dc:date><text:p text:style-name="P9"><text:span text:style-name="T18">I think that in C++11 we don’t the ‘formal’ guarantee that c* headers won’t polute global manspace, hence the prefered would be </text:span><text:span text:style-name="T22">#include</text:span><text:span text:style-name="T23"> </text:span><text:span text:style-name="T24">&lt;assert.h&gt;</text:span></text:p></office:annotation></text:span></text:span><text:change-start text:change-id="ct420979200"/><text:span text:style-name="Comment_20_Reference"><text:span text:style-name="T10"><office:annotation><dc:creator>Ray Lischner</dc:creator><dc:date>2013-08-21T09:59:05</dc:date><text:list text:continue-numbering="true" text:style-name=""><text:list-item><text:p text:style-name="P10"><text:span text:style-name="T19">Reply to Stefan Turalski (08/17/2013, 00:37): "..."</text:span></text:p></text:list-item><text:list-item><text:p><text:span text:style-name="T20"/></text:p></text:list-item><text:list-item><text:p><text:span text:style-name="T21">There is no guarantee that the &lt;c*&gt; headers don’t introduce names into the global namespace, but I still consider the namespace to be polluted because the names are reserved regardless of whether they are actually introduced.</text:span></text:p></text:list-item><text:list-item><text:p><text:span text:style-name="T21"/></text:p></text:list-item><text:list-item><text:p><text:span text:style-name="T21">But I don’t see what one would prefer &lt;*.h&gt; over &lt;c*&gt;. Although &lt;cassert&gt; is unusual because assert() is a macro, I still think the preferred form is to use &lt;c*&gt; and std::cfunction whenever possible.</text:span></text:p></text:list-item><text:list-item><text:p><text:span text:style-name="T21"/></text:p></text:list-item><text:list-item><text:p><text:span text:style-name="T21">But the reader doesn’t need to know any of this yet.</text:span></text:p></text:list-item></text:list></office:annotation></text:span></text:span><text:change-end text:change-id="ct420979200"/></text:p>
      <text:p text:style-name="Code">#include &lt;vector&gt;</text:p>
      <text:p text:style-name="Code"/>
      <text:p text:style-name="Code">int main()</text:p>
      <text:p text:style-name="Code">{</text:p>
      <text:p text:style-name="Code"><text:span text:style-name="T14"><text:s text:c="2"/></text:span>std::vector&lt;int&gt; input{ 10, 20, 30 };</text:p>
      <text:p text:style-name="Code"><text:span text:style-name="T14"><text:s text:c="2"/></text:span>std::vector&lt;int&gt; output{};</text:p>
      <text:p text:style-name="Code"><text:span text:style-name="T14"><text:s text:c="2"/></text:span>output.resize(input.size());</text:p>
      <text:p text:style-name="Code"><text:span text:style-name="T14"><text:s text:c="2"/></text:span>std::copy(input.begin(), input.end(), output.begin());</text:p>
      <text:p text:style-name="Code"><text:span text:style-name="T14"><text:s text:c="2"/></text:span>// Now output has a complete copy of input.</text:p>
      <text:p text:style-name="Code"><text:span text:style-name="T14"><text:s text:c="2"/></text:span>assert(input == output);</text:p>
      <text:p text:style-name="Code">}</text:p>
      <text:p text:style-name="Text_20_body">The <text:span text:style-name="Code_20_Inline"><text:span text:style-name="T11">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11">assert</text:span></text:span> function is declared in <text:span text:style-name="Code_20_Inline"><text:span text:style-name="T11">&lt;cassert&gt;</text:span></text:span>; the <text:span text:style-name="Code_20_Inline"><text:span text:style-name="T11">c</text:span></text:span> means the C++ library inherits this header from the C standard library. Note that <text:span text:style-name="Code_20_Inline"><text:span text:style-name="T11">assert</text:span></text:span> is one of the rare exceptions to the rule that standard library members begin with <text:span text:style-name="Code_20_Inline"><text:span text:style-name="T11">std::</text:span></text:span>.</text:p>
      <text:p text:style-name="Text_20_body">If the program is correct, it runs and exits normally. But if we make a mistake, the assertion triggers and the programs fails with a message.</text:p>
      <text:p text:style-name="Text_20_body"><text:span text:style-name="Strong_20_Emphasis"><text:span text:style-name="T15">Test the program in Listing 10‑1.</text:span></text:span> Just to see what happens when an assertion fails, <text:span text:style-name="Strong_20_Emphasis"><text:span text:style-name="T15">comment out the call to </text:span></text:span><text:span text:style-name="Strong_20_Emphasis"><text:span text:style-name="T16">std::copy</text:span></text:span><text:span text:style-name="Strong_20_Emphasis"><text:span text:style-name="T15">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Text_20_body">Also note the initialization of <text:span text:style-name="Code_20_Inline">input</text:span>. <text:s/>Listing 10‑1 demonstrates another application of “universal initialization” (as introduced in Exploration 4). The comma-separated values inside the curly braces are used to initialize the elements of the vector.</text:p>
      <text:h text:style-name="Heading_20_1" text:outline-level="1">Member Types</text:h>
      <text:p text:style-name="Body_20_Text_20_First">Remember Listing 9‑1? Go back and look at line 19. The definition in the first part of the <text:span text:style-name="Code_20_Inline"><text:span text:style-name="T11">for</text:span></text:span> loop is particularly scary, even for experienced C++ programmers. In addition to member functions, a C++ library type can have member types. In this case, the parent type, <text:span text:style-name="Code_20_Inline"><text:span text:style-name="T11">std::vector&lt;int&gt;</text:span></text:span>, has a member type named <text:span text:style-name="Code_20_Inline"><text:span text:style-name="T11">size_type</text:span></text:span>. Use this type whenever you need to store a size or index for a vector. </text:p>
      <text:p text:style-name="Text_20_body"><text:soft-page-break/>You usually use the dot (<text:span text:style-name="Code_20_Inline">.</text:span>) operator to call a member function, but you use <text:span text:style-name="Code_20_Inline">::</text:span> (called the <text:span text:style-name="Emphasis">scope</text:span> operator) to refer to a member type.</text:p>
      <text:p text:style-name="Text_20_body">The <text:span text:style-name="Code_20_Inline"><text:span text:style-name="T11">size_type</text:span></text:span> is like an <text:span text:style-name="Code_20_Inline"><text:span text:style-name="T11">int</text:span></text:span>, but not really. In particular, you cannot assign a negative value to <text:span text:style-name="Code_20_Inline"><text:span text:style-name="T11">size_type</text:span></text:span> (after all, what kind of vector has a negative size?). Or rather, the language rules let you assign a negative value, but you won’t get the result you want or expect. A good compiler warns you that you are making a mistake. Until you learn enough C++ to appreciate the subtleties of <text:span text:style-name="Code_20_Inline"><text:span text:style-name="T11">size_type</text:span></text:span>, the best strategy is to use <text:span text:style-name="Code_20_Inline"><text:span text:style-name="T11">size_type</text:span></text:span> only for loop control, for storing the size of a vector, and for storing indices. Don’t try to perform arithmetic with <text:span text:style-name="Code_20_Inline"><text:span text:style-name="T11">size_type</text:span></text:span> values beyond simply incrementing a loop control variable.</text:p>
      <text:p text:style-name="Text_20_body">Line 19 uses <text:span text:style-name="Code_20_Inline"><text:span text:style-name="T11">size_type</text:span></text:span> to define the variables <text:span text:style-name="Code_20_Inline"><text:span text:style-name="T11">i</text:span></text:span> and <text:span text:style-name="Code_20_Inline">end</text:span>, which are the loop control variables. The loop increments <text:span text:style-name="Code_20_Inline"><text:span text:style-name="T11">i</text:span></text:span> from 0 up to the vector size (<text:span text:style-name="Code_20_Inline">end</text:span>), at which point it exits. This is a common idiom for looping through a vector when you need the vector indices. Think of <text:span text:style-name="Code_20_Inline">end</text:span> as the index of one-past-the-end, just like iterators. Most programs, in fact, do not need to use the vector indices. I wrote Listing 9‑1 that way only to demonstrate the <text:span text:style-name="Code_20_Inline"><text:span text:style-name="T11">at</text:span></text:span> member function.</text:p>
      <text:p text:style-name="Text_20_body">A better way to write the program in Listing 9‑1 is to use iterators instead of indices and the <text:span text:style-name="Code_20_Inline"><text:span text:style-name="T11">at()</text:span></text:span> member function. To define an iterator, substitute the member type <text:span text:style-name="Code_20_Inline"><text:span text:style-name="T11">iterator</text:span></text:span> for <text:span text:style-name="Code_20_Inline"><text:span text:style-name="T11">size_type</text:span></text:span> in the definition of the loop control variable. Initialize the loop control variable to <text:span text:style-name="Code_20_Inline"><text:span text:style-name="T11">data</text:span></text:span>.<text:span text:style-name="Code_20_Inline"><text:span text:style-name="T11">begin()</text:span></text:span>, and end the loop when the iterator equals <text:span text:style-name="Code_20_Inline"><text:span text:style-name="T11">data.end()</text:span></text:span>. Use the <text:span text:style-name="Code_20_Inline"><text:span text:style-name="T11">++</text:span></text:span> operator to advance the iterator, and <text:span text:style-name="Code_20_Inline"><text:span text:style-name="T11">*</text:span></text:span> to obtain the vector element to which the iterator refers. Put these pieces together and <text:span text:style-name="Strong_20_Emphasis"><text:span text:style-name="T15">rewrite lines 19 and 20 of Listing 9‑1 to use iterators.</text:span></text:span></text:p>
      <text:p text:style-name="Unnumbered_20_List">_____________________________________________________________</text:p>
      <text:p text:style-name="Unnumbered_20_List">_____________________________________________________________</text:p>
      <text:p text:style-name="Text_20_body">Compare your response to Listing 10‑2. (For your convenience, I repeat the entire program. That makes it easy for you to compile and test the program.)</text:p>
      <text:p text:style-name="Code_20_Caption"><text:span text:style-name="T7">Listing 10‑2.</text:span> Sorting Integers, Using Iterators to Print the Results</text:p>
      <text:p text:style-name="Code"><text:span text:style-name="T14"><text:s/></text:span>1 #include &lt;algorithm&gt;</text:p>
      <text:p text:style-name="Code"><text:span text:style-name="T14"><text:s/></text:span>2 #include &lt;iostream&gt;</text:p>
      <text:p text:style-name="Code"><text:span text:style-name="T14"><text:s/></text:span>3 #include &lt;vector&gt;</text:p>
      <text:p text:style-name="Code"><text:span text:style-name="T14"><text:s/></text:span>4 </text:p>
      <text:p text:style-name="Code"><text:span text:style-name="T14"><text:s/></text:span>5 int main()</text:p>
      <text:p text:style-name="Code"><text:span text:style-name="T14"><text:s/></text:span>6 {</text:p>
      <text:p text:style-name="Code"><text:span text:style-name="T14"><text:s/></text:span>7 <text:s text:c="2"/>std::vector&lt;int&gt; data{}; <text:s text:c="4"/>// initialized to be empty</text:p>
      <text:p text:style-name="Code"><text:span text:style-name="T14"><text:s/></text:span>8 <text:s text:c="2"/>int x{};</text:p>
      <text:p text:style-name="Code"><text:span text:style-name="T14"><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text:soft-page-break/>19 <text:s text:c="2"/>for (std::vector&lt;int&gt;::iterator i{data.begin()}, end{data.end()}; i != end; ++i)</text:p>
      <text:p text:style-name="Code">20 <text:s text:c="4"/>std::cout &lt;&lt; *i &lt;&lt; '\n';</text:p>
      <text:p text:style-name="Code">21 }</text:p>
      <text:p text:style-name="Text_20_body">Using iterators instead of indices has many advantages:</text:p>
      <text:list xml:id="list6098360026153696811" text:style-name="WW8Num2">
        <text:list-item>
          <text:p text:style-name="P6">The code works with other kinds of containers (such as linked lists), even if they don’t have the <text:span text:style-name="Code_20_Inline"><text:span text:style-name="T11">at</text:span></text:span> member function.</text:p>
        </text:list-item>
        <text:list-item>
          <text:p text:style-name="P6">The optimizer has more opportunities to produce high-performance code.</text:p>
        </text:list-item>
        <text:list-item>
          <text:p text:style-name="P6">You have fewer chances for mistakes, such as buffer overruns.</text:p>
        </text:list-item>
        <text:list-item>
          <text:p text:style-name="P6">The code is easier to read, especially for experienced C++ programmers.</text:p>
        </text:list-item>
      </text:list>
      <text:p text:style-name="Text_20_body">Sure, iterators offer many advantages, but line 19 is a nightmare in terms of readability. The next section introduces a way to hide the nasty iterator syntax, while retaining the advantages of iterators.</text:p>
      <text:h text:style-name="Heading_20_1" text:outline-level="1">A Simpler Loop</text:h>
      <text:p text:style-name="Body_20_Text_20_First">C++ 11 introduced an easy way to write a for loop. It uses iterators under the hood, but hides them in a simple syntax:</text:p>
      <text:p text:style-name="Code">for (int element : data)</text:p>
      <text:p text:style-name="Code"><text:span text:style-name="T14"><text:s text:c="3"/></text:span>std::cout &lt;&lt; element &lt;&lt; '\n';</text:p>
      <text:p text:style-name="Text_20_body">This loop defines a hidden iterator that traverses all the elements of <text:span text:style-name="Code_20_Inline">data</text:span> (calling its <text:span text:style-name="Code_20_Inline">begin()</text:span> and <text:span text:style-name="Code_20_Inline">end()</text:span> member functions). Each time through the loop, the iterator is dereferenced (with the <text:span text:style-name="Code_20_Inline">*</text:span> operator) and assigned to <text:span text:style-name="Code_20_Inline">element</text:span>. Thus, inside the loop body, you simply use <text:span text:style-name="Code_20_Inline">element</text:span> to obtain each value in the range. After the loop body finishes, the iterator is advanced with the <text:span text:style-name="Code_20_Inline">++</text:span> operator.</text:p>
      <text:p text:style-name="Text_20_body">This style of loop is called a <text:span text:style-name="Emphasis">range-based</text:span> for loop, or a <text:span text:style-name="Emphasis">for-each</text:span> loop. Because range-based for loops are new in C++, you will still see a lot of iterators in for loops, but as more people pick up C++, expect to see many more uses of range-based for loops. You can see why. </text:p>
      <text:h text:style-name="Heading_20_1" text:outline-level="1">Using Iterators and Algorithms</text:h>
      <text:p text:style-name="Body_20_Text_20_First">Loops over iterator ranges are so common that many generic algorithms implement the most common actions that you may need to take in a program. With a couple of helpers, you can re-implement the program using only generic algorithms, as shown in Listing 10‑3.</text:p>
      <text:p text:style-name="Code_20_Caption"><text:span text:style-name="T7">Listing 10‑3.</text:span> Sorting Integers by Using Only Generic Algorithms and Iterator Adapters</text:p>
      <text:p text:style-name="Code"><text:span text:style-name="T14"><text:s/></text:span>1 #include &lt;algorithm&gt;</text:p>
      <text:p text:style-name="Code"><text:span text:style-name="T14"><text:s/></text:span>2 #include &lt;iostream&gt;</text:p>
      <text:p text:style-name="Code"><text:span text:style-name="T14"><text:s/></text:span>3 #include &lt;iterator&gt;</text:p>
      <text:p text:style-name="Code"><text:soft-page-break/><text:span text:style-name="T14"><text:s/></text:span>4 #include &lt;vector&gt;</text:p>
      <text:p text:style-name="Code"><text:span text:style-name="T14"><text:s/></text:span>5 </text:p>
      <text:p text:style-name="Code"><text:span text:style-name="T14"><text:s/></text:span>6 int main()</text:p>
      <text:p text:style-name="Code"><text:span text:style-name="T14"><text:s/></text:span>7 {</text:p>
      <text:p text:style-name="Code"><text:span text:style-name="T14"><text:s/></text:span>8 <text:s text:c="2"/>std::vector&lt;int&gt; data{};</text:p>
      <text:p text:style-name="Code"><text:span text:style-name="T14"><text:s/></text:span>9</text:p>
      <text:p text:style-name="Code">10 <text:s text:c="2"/>// Read integers one at a time.</text:p>
      <text:p text:style-name="Code">11 <text:s text:c="2"/>std::copy(std::istream_iterator&lt;int&gt;(std::cin),</text:p>
      <text:p text:style-name="Code">12 <text:s text:c="12"/>std::istream_iterator&lt;int&gt;(),</text:p>
      <text:p text:style-name="Code">13 <text:s text:c="12"/>std::back_inserter(data));</text:p>
      <text:p text:style-name="Code">14 </text:p>
      <text:p text:style-name="Code">15 <text:s text:c="2"/>// Sort the vector.</text:p>
      <text:p text:style-name="Code">16 <text:s text:c="2"/>std::sort(data.begin(), data.end());</text:p>
      <text:p text:style-name="Code">17 </text:p>
      <text:p text:style-name="Code">28 <text:s text:c="2"/>// Print the vector, one number per line.</text:p>
      <text:p text:style-name="Code">19 <text:s text:c="2"/>std::copy(data.begin(), data.end(),</text:p>
      <text:p text:style-name="Code">20 <text:s text:c="12"/>std::ostream_iterator&lt;int&gt;(std::cout, "\n"));</text:p>
      <text:p text:style-name="Code">21 }</text:p>
      <text:p text:style-name="Text_20_body">A <text:span text:style-name="Code_20_Inline"><text:span text:style-name="T11">std::istream_iterator</text:span></text:span> (line 11) creates a read iterator that reads from an input stream. Every time you read a value from the iterator, the <text:span text:style-name="Code_20_Inline"><text:span text:style-name="T11">istream_iterator</text:span></text:span> object uses the <text:span text:style-name="Code_20_Inline"><text:span text:style-name="T11">&gt;&gt;</text:span></text:span> operator to read a value from the stream. You must supply the type in angle brackets, so that the compiler knows what type of information you want to read from the stream, which you pass as a function argument. With no argument, <text:span text:style-name="Code_20_Inline"><text:span text:style-name="T11">std::istream_iterator&lt;int&gt;()</text:span></text:span> (line 12) returns a special one-past-the-end iterator. When the input stream iterator equals this special one-past-the-end iterator, the program has reached the end of the stream, and no more input is available.</text:p>
      <text:p text:style-name="Text_20_body">The <text:span text:style-name="Code_20_Inline"><text:span text:style-name="T11">std::back_inserter</text:span></text:span> function (line 13) takes a <text:span text:style-name="Code_20_Inline"><text:span text:style-name="T11">vector</text:span></text:span> (or any object that has a <text:span text:style-name="Code_20_Inline"><text:span text:style-name="T11">push_back</text:span></text:span> function) and wraps it in a write iterator. Any time you assign a value to the iterator, the back insert iterator calls the <text:span text:style-name="Code_20_Inline"><text:span text:style-name="T11">push_back</text:span></text:span> function to add the value to the object. Using <text:span text:style-name="Code_20_Inline"><text:span text:style-name="T11">back_inserter</text:span></text:span>, you can guarantee that the program will not overrun the output buffer.</text:p>
      <text:p text:style-name="Text_20_body">Finally, an <text:span text:style-name="Code_20_Inline"><text:span text:style-name="T11">ostream_iterator</text:span></text:span> (line 20) is the counterpart to <text:span text:style-name="Code_20_Inline"><text:span text:style-name="T11">istream_iterator</text:span></text:span>. It takes an output stream and wraps it in a write iterator. Any value that you assign to the iterator is written to the stream using the <text:span text:style-name="Code_20_Inline"><text:span text:style-name="T11">&lt;&lt;</text:span></text:span> operator. You can pass an optional string argument, and the <text:span text:style-name="Code_20_Inline"><text:span text:style-name="T11">ostream_iterator</text:span></text:span> writes that string after each value. In this case, the string contains just a newline character, so each number is written on its own line.</text:p>
      <text:p text:style-name="Text_20_body">All these special iterators are declared in <text:span text:style-name="Code_20_Inline"><text:span text:style-name="T11">&lt;iterator&gt;</text:span></text:span>. You don’t need this header to use an ordinary iterator, such as that returned from a <text:span text:style-name="Code_20_Inline"><text:span text:style-name="T11">vector</text:span></text:span>’s <text:span text:style-name="Code_20_Inline"><text:span text:style-name="T11">begin()</text:span></text:span> function, but you do need it if you use a special iterator, such as <text:span text:style-name="Code_20_Inline"><text:span text:style-name="T11">istream_iterator</text:span></text:span>.</text:p>
      <text:p text:style-name="Text_20_body">Until you are accustomed to using the generic algorithms, iterators, and special iterators, this style of programming can seem unusual. Once you are familiar with these unique C++ library members, you will find such code easier to read and write than more traditional programming styles </text:p>
      <text:p text:style-name="Text_20_body">It’s now time for you to practice using iterators and algorithms.</text:p>
      <text:p text:style-name="Text_20_body"><text:span text:style-name="Strong_20_Emphasis"><text:span text:style-name="T15">Write a program that reads integers from the standard input into a vector. Feel free to use any style of loop (indices, iterators, or range-based). If you are unsure which style to use, I recommend </text:span></text:span><text:span text:style-name="Strong_20_Emphasis"><text:span text:style-name="T15">getting used to range-based loops. Print each value, followed by twice the value and then the value </text:span></text:span><text:soft-page-break/><text:span text:style-name="Strong_20_Emphasis"><text:span text:style-name="T15">squared. Thus, the output contains one line per input value, and each line has three numbers. Align the columns, as you learned in the previous Exploration.</text:span></text:span></text:p>
      <text:p text:style-name="Text_20_body">Test your program using the following input:</text:p>
      <text:p text:style-name="Code">3</text:p>
      <text:p text:style-name="Code">10</text:p>
      <text:p text:style-name="Code">8</text:p>
      <text:p text:style-name="Text_20_body"><text:span text:style-name="Strong_20_Emphasis">What output do you expec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What output do you actually ge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running the program with no input at all. <text:span text:style-name="Strong_20_Emphasis"><text:span text:style-name="T15">What do you expect?</text:span></text:span></text:p>
      <text:p text:style-name="Unnumbered_20_List">_____________________________________________________________</text:p>
      <text:p text:style-name="P5">What do you get?</text:p>
      <text:p text:style-name="Unnumbered_20_List">_____________________________________________________________</text:p>
      <text:p text:style-name="Text_20_body">Listing 10‑4 shows one way to write this program using explicit loops. Notice how the <text:span text:style-name="Code_20_Inline"><text:span text:style-name="T11">*</text:span></text:span> operator means multiplication when used as a binary (two-operand) operator, and it means “dereference the iterator” when used as a unary, prefix operator.</text:p>
      <text:p text:style-name="Code_20_Caption"><text:span text:style-name="T7">Listing 10‑4.</text:span> Doubling and Squaring Input Values in a Vector Using Iterators</text:p>
      <text:p text:style-name="Code">#include &lt;iomanip&gt;</text:p>
      <text:p text:style-name="Code">#include &lt;iostream&gt;</text:p>
      <text:p text:style-name="Code">#include &lt;vector&gt;</text:p>
      <text:p text:style-name="Code"/>
      <text:p text:style-name="Code">int main()</text:p>
      <text:p text:style-name="Code">{</text:p>
      <text:p text:style-name="Code"><text:soft-page-break/><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for (std::vector&lt;int&gt;::iterator i{data.begin()}, end{data.end()}; i != end; ++i)</text:p>
      <text:p text:style-name="Code"><text:span text:style-name="T14"><text:s text:c="6"/></text:span>std::cout &lt;&lt; std::setw(2) &lt;&lt; *i &lt;&lt;</text:p>
      <text:p text:style-name="Code"><text:span text:style-name="T14"><text:s text:c="9"/></text:span>std::setw(3) &lt;&lt; *i* 2 &lt;&lt;</text:p>
      <text:p text:style-name="Code"><text:span text:style-name="T14"><text:s text:c="9"/></text:span>std::setw(4) &lt;&lt; *i * *i &lt;&lt; '\n';</text:p>
      <text:p text:style-name="Code">}</text:p>
      <text:p text:style-name="Text_20_body"><text:change-start text:change-id="ct466743536"/><text:span text:style-name="T17">The expression </text:span><text:span text:style-name="Code_20_Inline"><text:span text:style-name="T17">*i</text:span></text:span><text:span text:style-name="T17"> </text:span><text:span text:style-name="Code_20_Inline"><text:span text:style-name="T17">* *i</text:span></text:span><text:span text:style-name="T17"> is hard to read. </text:span><text:change-end text:change-id="ct466743536"/>Listing 10‑5 shows another way, this time using a range-based for loop. See how much easier it is to read.</text:p>
      <text:p text:style-name="Code_20_Caption"><text:span text:style-name="T7">Listing 10‑5.</text:span> Doubling and Squaring Input Values in a Vector Using a Range-Based Loop</text:p>
      <text:p text:style-name="Code">#include &lt;iomanip&gt;</text:p>
      <text:p text:style-name="Code">#include &lt;iostream&gt;</text:p>
      <text:p text:style-name="Code">#include &lt;vector&gt;</text:p>
      <text:p text:style-name="Code"/>
      <text:p text:style-name="Code">int main()</text:p>
      <text:p text:style-name="Code">{</text:p>
      <text:p text:style-name="Code"><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std::cout.fill(' ');</text:p>
      <text:p text:style-name="Code"><text:span text:style-name="T14"><text:s text:c="3"/></text:span>for (int element : data)</text:p>
      <text:p text:style-name="Code"><text:span text:style-name="T14"><text:s text:c="6"/></text:span>std::cout &lt;&lt; std::setw(2) &lt;&lt; element &lt;&lt;</text:p>
      <text:p text:style-name="Code"><text:span text:style-name="T14"><text:s text:c="9"/></text:span>std::setw(3) &lt;&lt; element * 2 &lt;&lt;</text:p>
      <text:p text:style-name="Code"><text:span text:style-name="T14"><text:s text:c="9"/></text:span>std::setw(4) &lt;&lt; element * element &lt;&lt; '\n';</text:p>
      <text:p text:style-name="Code">}</text:p>
      <text:p text:style-name="Text_20_body">The <text:span text:style-name="Code_20_Inline"><text:span text:style-name="T11">++</text:span></text:span> operator, which advances an iterator also advances an integer, as shown in Listing 10‑4. The next Exploration takes a closer look at this handy ope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name-asian="Times New Roman" style:font-size-asian="18pt" style:font-name-complex="Times New Roman"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name-asian="Times New Roman" style:font-size-asian="14pt" style:font-name-complex="Times New Roman" style:font-size-complex="14pt"/>
    </style:style>
    <style:style style:name="Heading_20_3" style:display-name="Heading 3" style:family="paragraph" style:parent-style-name="Standard" style:next-style-name="Standard" style:default-outline-level="3" style:class="text">
      <style:paragraph-properties fo:margin-top="0.25in" fo:margin-bottom="0.139in" style:contextual-spacing="true" fo:keep-with-next="always"/>
      <style:text-properties style:font-name="HelveticaNeue MediumCond" fo:font-size="14pt" style:font-name-asian="Times New Roman" style:font-size-asian="14pt" style:font-name-complex="Times New Roman" style:font-size-complex="14pt"/>
    </style:style>
    <style:style style:name="Heading_20_4" style:display-name="Heading 4" style:family="paragraph" style:parent-style-name="Standard" style:next-style-name="Standard" style:default-outline-level="4" style:class="text">
      <style:paragraph-properties fo:margin-top="0.25in" fo:margin-bottom="0.139in" style:contextual-spacing="true" fo:keep-with-next="always"/>
      <style:text-properties style:font-name="Utopia" fo:font-size="12pt" fo:letter-spacing="-0.0043in" style:font-name-asian="Times New Roman" style:font-size-asian="12pt" style:font-name-complex="Times New Roman"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name-asian="Times New Roman" style:font-size-asian="10pt" style:font-weight-asian="bold" style:font-name-complex="Times New Roman"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language="none" fo:country="none" fo:font-weight="bold" style:font-name-asian="PMingLiU" style:font-weight-asian="bold" style:font-name-complex="Times New Roman" style:font-weight-complex="bold"/>
    </style:style>
    <style:style style:name="Bullet" style:family="paragraph" style:parent-style-name="Standard" style:list-style-name="WW8Num6">
      <style:paragraph-properties fo:margin-left="0in" fo:margin-right="0.6in" fo:margin-top="0.0835in" fo:margin-bottom="0.139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139in" style:contextual-spacing="true">
        <style:tab-stops>
          <style:tab-stop style:position="0.4in"/>
        </style:tab-stops>
      </style:paragraph-properties>
      <style:text-properties style:font-name="Utopia" fo:font-size="9pt" fo:language="none" fo:country="none" fo:font-style="italic" style:font-name-asian="Times New Roman" style:font-size-asian="9pt" style:language-asian="en" style:country-asian="US" style:font-style-asian="italic" style:font-name-complex="Times New Roman" style:font-size-complex="10pt"/>
    </style:style>
    <style:style style:name="Code" style:family="paragraph" style:parent-style-name="Standard">
      <style:paragraph-properties fo:margin-top="0.0835in" fo:margin-bottom="0.139in" style:contextual-spacing="tru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Bullet_20_Sub_20_List" style:display-name="Bullet Sub List" style:family="paragraph" style:parent-style-name="Bullet" style:list-style-name="WW8Num11">
      <style:paragraph-properties fo:margin-top="0.2362in" fo:margin-bottom="0.139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name-asian="Times New Roman" style:font-size-asian="10pt" style:font-style-asian="italic" style:font-name-complex="Times New Roman" style:font-size-complex="10pt"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139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name-asian="Times New Roman" style:font-size-asian="10pt" style:font-name-complex="Times New Roman" style:font-size-complex="10pt"/>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name-asian="Times New Roman" style:font-size-asian="10pt" style:font-name-complex="Times New Roman" style:font-size-complex="10pt"/>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Bullet" style:display-name="Side Bar Bullet" style:family="paragraph" style:parent-style-name="Standard" style:list-style-name="WW8Num1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Num" style:display-name="Side Bar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imes New Roman" fo:font-size="12pt" fo:language="none" fo:country="none" style:font-name-asian="Times New Roman" style:font-size-asian="12pt" style:font-name-complex="Times New Roman"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size="12pt" fo:language="none" fo:country="none" style:font-name-asian="Times New Roman" style:font-size-asian="12pt" style:font-name-complex="Times New Roman" style:font-size-complex="10pt"/>
    </style:style>
    <style:style style:name="Comment_20_Text" style:display-name="Comment Text" style:family="paragraph" style:parent-style-name="Standard">
      <style:text-properties style:font-name="Times1" fo:font-size="10pt" fo:language="none" fo:country="none" style:font-name-asian="Times New Roman" style:font-size-asian="10pt" style:font-name-complex="Times New Roman" style:font-size-complex="10pt"/>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First" style:display-name="Code First" style:family="paragraph" style:parent-style-name="Code">
      <style:paragraph-properties fo:margin-top="0.0972in" fo:margin-bottom="0in" style:contextual-spacing="true" style:line-height-at-least="0.1665in" fo:orphans="0" fo:widows="0" fo:hyphenation-ladder-count="no-limit" fo:keep-with-next="always"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Calibri" fo:language="en" fo:country="US" fo:font-weight="bold" style:font-name-asian="Calibri" style:font-weight-asian="bold" style:font-name-complex="Calibri"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weight="bold" style:font-name-asian="Calibri" style:font-weight-asian="bold" style:font-name-complex="Calibri" style:font-weight-complex="bold"/>
    </style:style>
    <style:style style:name="Balloon_20_Text_20_Char" style:display-name="Balloon Text Char" style:family="text">
      <style:text-properties style:font-name="Lucida Grande" fo:font-size="9pt" style:font-name-asian="Calibri"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ca8b"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ca8b" style:font-size-asian="8pt" style:font-name-complex="HelveticaNeue Condensed" style:font-size-complex="8pt"/>
    </style:style>
    <style:style style:name="MT6" style:family="text">
      <style:text-properties officeooo:rsid="001cca8b"/>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51004768" text:id="ct451004768">
            <text:insertion>
              <office:change-info>
                <dc:creator>Ray Lischner</dc:creator>
                <dc:date>2013-08-21T09:56:00</dc:date>
              </office:change-info>
            </text:insertion>
          </text:changed-region>
          <text:changed-region xml:id="ct423702000" text:id="ct423702000">
            <text:insertion>
              <office:change-info>
                <dc:creator>Ray Lischner</dc:creator>
                <dc:date>2013-08-21T09:57:00</dc:date>
              </office:change-info>
            </text:insertion>
          </text:changed-region>
          <text:changed-region xml:id="ct451514768" text:id="ct451514768">
            <text:deletion>
              <office:change-info>
                <dc:creator>Ray Lischner</dc:creator>
                <dc:date>2013-08-21T09:57:00</dc:date>
              </office:change-info>
              <text:p text:style-name="MP1"><text:span text:style-name="MT1">CHAPTER</text:span></text:p>
            </text:deletion>
          </text:changed-region>
        </text:tracked-changes>
        <text:p text:style-name="MP1"><text:change-start text:change-id="ct451004768"/><text:span text:style-name="MT1">EXPLORATI</text:span><text:change-end text:change-id="ct451004768"/><text:change-start text:change-id="ct423702000"/><text:span text:style-name="MT1">ON</text:span><text:change-end text:change-id="ct423702000"/><text:change text:change-id="ct451514768"/><text:span text:style-name="MT2"> 10 </text:span><text:span text:style-name="MT3"></text:span><text:span text:style-name="MT4"> Algorithms and Iterators</text:span></text:p>
      </style:header>
      <style:header-left style:display="false">
        <text:tracked-changes>
          <text:changed-region xml:id="ct421041248" text:id="ct421041248">
            <text:insertion>
              <office:change-info>
                <dc:creator>Ray Lischner</dc:creator>
                <dc:date>2013-08-21T09:56:00</dc:date>
              </office:change-info>
            </text:insertion>
          </text:changed-region>
          <text:changed-region xml:id="ct439417904" text:id="ct439417904">
            <text:deletion>
              <office:change-info>
                <dc:creator>Ray Lischner</dc:creator>
                <dc:date>2013-08-21T09:56:00</dc:date>
              </office:change-info>
              <text:p text:style-name="Header"><text:span text:style-name="MT5">CHAPTER</text:span></text:p>
            </text:deletion>
          </text:changed-region>
        </text:tracked-changes>
        <text:p text:style-name="Header"><text:change-start text:change-id="ct421041248"/><text:span text:style-name="MT5">EXPLORATIO</text:span><text:span text:style-name="MT5">N</text:span><text:change-end text:change-id="ct421041248"/><text:change text:change-id="ct439417904"/><text:span text:style-name="MT4"> 10 </text:span><text:span text:style-name="MT3"></text:span><text:span text:style-name="MT4"> Algorithms and Iterator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tracked-changes>
          <text:changed-region xml:id="ct435812928" text:id="ct435812928">
            <text:insertion>
              <office:change-info>
                <dc:creator>Ray Lischner</dc:creator>
                <dc:date>2013-08-21T09:56:00</dc:date>
              </office:change-info>
            </text:insertion>
          </text:changed-region>
          <text:changed-region xml:id="ct462439072" text:id="ct462439072">
            <text:deletion>
              <office:change-info>
                <dc:creator>Ray Lischner</dc:creator>
                <dc:date>2013-08-21T09:56: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5812928"/><text:span text:style-name="MT6">E X P L O R A T I O N</text:span><text:change-end text:change-id="ct435812928"/><text:change text:change-id="ct462439072"/> <text:s/>1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5:00</meta:creation-date>
    <dc:creator>Ray Lischner</dc:creator>
    <dc:date>2013-08-21T11:40:28</dc:date>
    <meta:print-date>2009-03-19T10:05:00</meta:print-date>
    <meta:editing-cycles>10</meta:editing-cycles>
    <meta:editing-duration>PT39M</meta:editing-duration>
    <meta:generator>LibreOffice/4.0-5$Linux_X86_64 LibreOffice_project/400m0$Build-305</meta:generator>
    <meta:document-statistic meta:table-count="0" meta:image-count="0" meta:object-count="0" meta:page-count="7" meta:paragraph-count="158" meta:word-count="2164" meta:character-count="13864" meta:non-whitespace-character-count="11649"/>
    <meta:user-defined meta:name="Chapter Number">10</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